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25af"/>
    </style:style>
    <style:style style:name="P2" style:family="paragraph" style:parent-style-name="Standard">
      <style:text-properties officeooo:paragraph-rsid="001be3df"/>
    </style:style>
    <style:style style:name="P3" style:family="paragraph" style:parent-style-name="Standard">
      <style:text-properties fo:font-size="15pt" fo:font-weight="bold" officeooo:rsid="0015da7e" officeooo:paragraph-rsid="0015da7e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a25af" officeooo:paragraph-rsid="001a25a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517e6" officeooo:paragraph-rsid="001517e6"/>
    </style:style>
    <style:style style:name="P7" style:family="paragraph" style:parent-style-name="Standard">
      <style:text-properties officeooo:rsid="0015c1d4" officeooo:paragraph-rsid="0015da7e"/>
    </style:style>
    <style:style style:name="P8" style:family="paragraph" style:parent-style-name="Standard">
      <style:text-properties officeooo:rsid="0015da7e" officeooo:paragraph-rsid="0015c1d4"/>
    </style:style>
    <style:style style:name="P9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10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11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12" style:family="paragraph" style:parent-style-name="Standard">
      <style:text-properties officeooo:rsid="00173f21" officeooo:paragraph-rsid="00173f21"/>
    </style:style>
    <style:style style:name="P13" style:family="paragraph" style:parent-style-name="Standard">
      <style:text-properties officeooo:rsid="00173f21" officeooo:paragraph-rsid="0020e61a"/>
    </style:style>
    <style:style style:name="P14" style:family="paragraph" style:parent-style-name="Standard">
      <style:text-properties officeooo:rsid="00173f21" officeooo:paragraph-rsid="0032829b"/>
    </style:style>
    <style:style style:name="P15" style:family="paragraph" style:parent-style-name="Standard">
      <style:text-properties officeooo:rsid="0017f613" officeooo:paragraph-rsid="0017f613"/>
    </style:style>
    <style:style style:name="P16" style:family="paragraph" style:parent-style-name="Standard">
      <style:text-properties officeooo:rsid="0017f613" officeooo:paragraph-rsid="0032829b"/>
    </style:style>
    <style:style style:name="P17" style:family="paragraph" style:parent-style-name="Standard">
      <style:text-properties officeooo:rsid="00184522" officeooo:paragraph-rsid="00184522"/>
    </style:style>
    <style:style style:name="P18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9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20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21" style:family="paragraph" style:parent-style-name="Standard">
      <style:text-properties officeooo:rsid="001f5020" officeooo:paragraph-rsid="001be3df"/>
    </style:style>
    <style:style style:name="P22" style:family="paragraph" style:parent-style-name="Standard">
      <style:text-properties officeooo:rsid="001be3df" officeooo:paragraph-rsid="001be3df"/>
    </style:style>
    <style:style style:name="P23" style:family="paragraph" style:parent-style-name="Standard">
      <style:text-properties officeooo:rsid="0020e61a" officeooo:paragraph-rsid="0020e61a"/>
    </style:style>
    <style:style style:name="P24" style:family="paragraph" style:parent-style-name="Standard">
      <style:text-properties officeooo:rsid="0023b118" officeooo:paragraph-rsid="0023b118"/>
    </style:style>
    <style:style style:name="P25" style:family="paragraph" style:parent-style-name="Standard">
      <style:text-properties officeooo:rsid="00213400" officeooo:paragraph-rsid="00213400"/>
    </style:style>
    <style:style style:name="P26" style:family="paragraph" style:parent-style-name="Standard">
      <style:text-properties officeooo:rsid="00213400" officeooo:paragraph-rsid="00245923"/>
    </style:style>
    <style:style style:name="P27" style:family="paragraph" style:parent-style-name="Standard">
      <style:text-properties fo:font-size="15pt" fo:font-weight="bold" officeooo:rsid="0015c1d4" officeooo:paragraph-rsid="0015da7e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2c0bd4" officeooo:paragraph-rsid="0015da7e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15da7e" officeooo:paragraph-rsid="003ba285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2pt" fo:font-weight="normal" officeooo:rsid="002c0bd4" officeooo:paragraph-rsid="002c0bd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5da7e" officeooo:paragraph-rsid="0037d2d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5da7e" officeooo:paragraph-rsid="003ca46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5da7e" officeooo:paragraph-rsid="003dc0c2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bold" officeooo:rsid="0015da7e" officeooo:paragraph-rsid="0037d2d2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rsid="002c0bd4" officeooo:paragraph-rsid="002c0bd4"/>
    </style:style>
    <style:style style:name="P37" style:family="paragraph" style:parent-style-name="Standard">
      <style:text-properties fo:font-weight="normal" officeooo:rsid="0028c4dd" officeooo:paragraph-rsid="0028c4dd" style:font-weight-asian="normal" style:font-weight-complex="normal"/>
    </style:style>
    <style:style style:name="P38" style:family="paragraph" style:parent-style-name="Standard">
      <style:text-properties fo:font-weight="bold" officeooo:rsid="0028c4dd" officeooo:paragraph-rsid="0028c4dd" style:font-weight-asian="bold" style:font-weight-complex="bold"/>
    </style:style>
    <style:style style:name="P39" style:family="paragraph" style:parent-style-name="Standard">
      <style:text-properties officeooo:rsid="0032829b" officeooo:paragraph-rsid="0032829b"/>
    </style:style>
    <style:style style:name="P40" style:family="paragraph" style:parent-style-name="Standard">
      <style:text-properties officeooo:rsid="0032829b" officeooo:paragraph-rsid="003a172a"/>
    </style:style>
    <style:style style:name="P41" style:family="paragraph" style:parent-style-name="Standard">
      <style:text-properties officeooo:rsid="003488c1" officeooo:paragraph-rsid="003488c1"/>
    </style:style>
    <style:style style:name="P42" style:family="paragraph" style:parent-style-name="Standard">
      <style:text-properties officeooo:rsid="003488c1" officeooo:paragraph-rsid="003a172a"/>
    </style:style>
    <style:style style:name="P43" style:family="paragraph" style:parent-style-name="Standard">
      <style:text-properties officeooo:rsid="003488c1" officeooo:paragraph-rsid="003b2317"/>
    </style:style>
    <style:style style:name="P44" style:family="paragraph" style:parent-style-name="Standard">
      <style:text-properties officeooo:rsid="00309ffd" officeooo:paragraph-rsid="00309ffd"/>
    </style:style>
    <style:style style:name="P45" style:family="paragraph" style:parent-style-name="Standard">
      <style:text-properties officeooo:rsid="001517e6" officeooo:paragraph-rsid="003a172a"/>
    </style:style>
    <style:style style:name="P46" style:family="paragraph" style:parent-style-name="Standard">
      <style:text-properties officeooo:rsid="001517e6" officeooo:paragraph-rsid="003ca464"/>
    </style:style>
    <style:style style:name="P47" style:family="paragraph" style:parent-style-name="Standard">
      <style:text-properties fo:color="#dc2300" officeooo:rsid="001517e6" officeooo:paragraph-rsid="003a172a"/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1be3df"/>
    </style:style>
    <style:style style:name="T6" style:family="text">
      <style:text-properties officeooo:rsid="001f5020"/>
    </style:style>
    <style:style style:name="T7" style:family="text">
      <style:text-properties officeooo:rsid="0020e61a"/>
    </style:style>
    <style:style style:name="T8" style:family="text">
      <style:text-properties officeooo:rsid="00213400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37d2d2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3ca464" style:font-size-asian="15pt" style:font-weight-asian="bold" style:font-size-complex="15pt" style:font-weight-complex="bold"/>
    </style:style>
    <style:style style:name="T12" style:family="text">
      <style:text-properties fo:font-size="15pt" officeooo:rsid="0037d2d2" style:font-size-asian="15pt" style:font-size-complex="15pt"/>
    </style:style>
    <style:style style:name="T13" style:family="text">
      <style:text-properties fo:font-size="15pt" officeooo:rsid="003ca464" style:font-size-asian="15pt" style:font-size-complex="15pt"/>
    </style:style>
    <style:style style:name="T14" style:family="text">
      <style:text-properties officeooo:rsid="002eb462"/>
    </style:style>
    <style:style style:name="T15" style:family="text">
      <style:text-properties officeooo:rsid="00309ffd"/>
    </style:style>
    <style:style style:name="T16" style:family="text">
      <style:text-properties officeooo:rsid="003212ee"/>
    </style:style>
    <style:style style:name="T17" style:family="text">
      <style:text-properties officeooo:rsid="0032829b"/>
    </style:style>
    <style:style style:name="T18" style:family="text">
      <style:text-properties officeooo:rsid="0032e1ed"/>
    </style:style>
    <style:style style:name="T19" style:family="text">
      <style:text-properties officeooo:rsid="0037d2d2"/>
    </style:style>
    <style:style style:name="T20" style:family="text">
      <style:text-properties fo:font-weight="bold" officeooo:rsid="0037d2d2" style:font-weight-asian="bold" style:font-weight-complex="bold"/>
    </style:style>
    <style:style style:name="T21" style:family="text">
      <style:text-properties fo:font-size="12pt" officeooo:rsid="0037d2d2" style:font-size-asian="12pt" style:font-size-complex="12pt"/>
    </style:style>
    <style:style style:name="T22" style:family="text">
      <style:text-properties officeooo:rsid="003a172a"/>
    </style:style>
    <style:style style:name="T23" style:family="text">
      <style:text-properties fo:color="#dc2300" officeooo:rsid="003a172a"/>
    </style:style>
    <style:style style:name="T24" style:family="text">
      <style:text-properties fo:color="#dc2300" officeooo:rsid="003ca464"/>
    </style:style>
    <style:style style:name="T25" style:family="text">
      <style:text-properties officeooo:rsid="003b2317"/>
    </style:style>
    <style:style style:name="T26" style:family="text">
      <style:text-properties officeooo:rsid="003ca464"/>
    </style:style>
    <style:style style:name="T27" style:family="text">
      <style:text-properties officeooo:rsid="003dc0c2"/>
    </style:style>
    <style:style style:name="T28" style:family="text">
      <style:text-properties officeooo:rsid="003e11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9">Sistema Integrado de Atendimento da Prefeitura de Fortaleza – SIAPFOR</text:span></text:p>
      <text:p text:style-name="P29"><text:span text:style-name="T12"/></text:p>
      <text:p text:style-name="P29"><text:span text:style-name="T21">Equipe</text:span></text:p>
      <text:p text:style-name="P35"><text:span text:style-name="T19"/></text:p>
      <text:p text:style-name="P31"><text:span text:style-name="T20">Gerente de Projetos:</text:span></text:p>
      <text:p text:style-name="P31"><text:span text:style-name="T19">- Rodolfo Sikora</text:span></text:p>
      <text:p text:style-name="P31"><text:span text:style-name="T19"/></text:p>
      <text:p text:style-name="P31"><text:span text:style-name="T20">Desenvolvedores:</text:span></text:p>
      <text:p text:style-name="P31"><text:span text:style-name="T19">- Arthur Molina</text:span></text:p>
      <text:p text:style-name="P31"><text:span text:style-name="T19">- Elton Santos</text:span></text:p>
      <text:p text:style-name="P32"><text:span text:style-name="T19">- Francisco Edilson</text:span></text:p>
      <text:p text:style-name="P32"><text:span text:style-name="T10"/></text:p>
      <text:p text:style-name="P32"><text:span text:style-name="T10"/></text:p>
      <text:p text:style-name="P32"><text:span text:style-name="T9">Novo sistema de atendimento da Prefeitura de Fortaleza</text:span></text:p>
      <text:p text:style-name="P32"><text:span text:style-name="T9"/></text:p>
      <text:p text:style-name="P32"><text:span text:style-name="T9"/></text:p>
      <text:p text:style-name="P33"><text:span text:style-name="T11">Requisitos funcionais</text:span></text:p>
      <text:p text:style-name="P33"><text:span text:style-name="T11"/></text:p>
      <text:p text:style-name="P34"><text:span text:style-name="T27"/></text:p>
      <text:p text:style-name="P33"><text:span text:style-name="T11"/></text:p>
      <text:p text:style-name="P4"/>
      <text:p text:style-name="P4">Descrição do sistema</text:p>
      <text:p text:style-name="P6"/>
      <text:p text:style-name="P1"><text:span text:style-name="T2">O </text:span><text:span text:style-name="T3">sistema tem como principal função melhorar e agilizar o atendimento ao público, com </text:span><text:span text:style-name="T28">chamada</text:span><text:span text:style-name="T3">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6"/>
      <text:p text:style-name="P47"><text:span text:style-name="T22">Problemas:</text:span></text:p>
      <text:p text:style-name="P45"><text:span text:style-name="T23">O que fazer quando for pra mudar de gerente, caso o mesmo não exista mais e precise ser excluido?</text:span></text:p>
      <text:p text:style-name="P45"><text:span text:style-name="T23">O gerente esqueceu a senha de acesso?</text:span></text:p>
      <text:p text:style-name="P45"><text:span text:style-name="T23">O atendente esqueceu a senha de acesso?</text:span></text:p>
      <text:p text:style-name="P45"><text:span text:style-name="T23"/></text:p>
      <text:p text:style-name="P45"><text:span text:style-name="T23"/></text:p>
      <text:p text:style-name="P46"><text:span text:style-name="T24"/></text:p>
      <text:p text:style-name="P45"><text:span text:style-name="T23"/></text:p>
      <text:p text:style-name="P27">Casos de uso</text:p>
      <text:p text:style-name="P28"/>
      <text:p text:style-name="P30">- - - <text:s/>- - - <text:s/>- - - <text:s/>-</text:p>
      <text:p text:style-name="P36"/>
      <text:p text:style-name="P36"/>
      <text:p text:style-name="P7"/>
      <text:p text:style-name="P3">Descrição dos casos de uso</text:p>
      <text:p text:style-name="P8"/>
      <text:p text:style-name="P9">Gerente</text:p>
      <text:p text:style-name="P11"/>
      <text:p text:style-name="P20"><text:span text:style-name="T14">fechar </text:span><text:span text:style-name="T17">guichê</text:span></text:p>
      <text:p text:style-name="P20"><text:soft-page-break/><text:span text:style-name="T14">- fecha </text:span><text:span text:style-name="T18">o</text:span><text:span text:style-name="T14">s </text:span><text:span text:style-name="T17">guichê</text:span><text:span text:style-name="T14"> caso algum atendente tenha deixado aberta</text:span></text:p>
      <text:p text:style-name="P11"/>
      <text:p text:style-name="P37">adicionar local</text:p>
      <text:p text:style-name="P37">- adiciona o local atual do sistema de atendimento</text:p>
      <text:p text:style-name="P37"/>
      <text:p text:style-name="P37">excluir local</text:p>
      <text:p text:style-name="P37">- exclui local do sistema de atendimento</text:p>
      <text:p text:style-name="P38"/>
      <text:p text:style-name="P12">abr<text:span text:style-name="T15">ir</text:span> local</text:p>
      <text:p text:style-name="P14"><text:span text:style-name="T7">- abre a </text:span><text:span text:style-name="T8">praça</text:span><text:span text:style-name="T7"> no começo do dia para iniciar todas </text:span><text:span text:style-name="T17">o</text:span><text:span text:style-name="T7">s </text:span><text:span text:style-name="T17">guichê</text:span></text:p>
      <text:p text:style-name="P23"/>
      <text:p text:style-name="P12">fecha<text:span text:style-name="T15">r</text:span> local</text:p>
      <text:p text:style-name="P13"><text:span text:style-name="T7">- fecha a </text:span><text:span text:style-name="T8">praça</text:span><text:span text:style-name="T7"> ao final do dia para poder zerar as senhas e começar do zero na contagem</text:span></text:p>
      <text:p text:style-name="P12"/>
      <text:p text:style-name="P14">cria<text:span text:style-name="T15">r</text:span> <text:span text:style-name="T17">guichê</text:span></text:p>
      <text:p text:style-name="P23">- cria as mesas dos atendentes</text:p>
      <text:p text:style-name="P23"/>
      <text:p text:style-name="P14">exclui<text:span text:style-name="T15">r</text:span> <text:span text:style-name="T17">guichê</text:span></text:p>
      <text:p text:style-name="P23">- exclui a mesa criada anteriormente</text:p>
      <text:p text:style-name="P23"/>
      <text:p text:style-name="P12">cria<text:span text:style-name="T15">r</text:span> atendente</text:p>
      <text:p text:style-name="P13"><text:span text:style-name="T7">- </text:span><text:span text:style-name="T8">cria atendente</text:span></text:p>
      <text:p text:style-name="P24">- Só poderá existir um único gerente na praça</text:p>
      <text:p text:style-name="P23"/>
      <text:p text:style-name="P12">exclui<text:span text:style-name="T15">r</text:span> atendente</text:p>
      <text:p text:style-name="P25">- exclui o atendente criado</text:p>
      <text:p text:style-name="P25"/>
      <text:p text:style-name="P12">exibi<text:span text:style-name="T15">r</text:span> relatórios</text:p>
      <text:p text:style-name="P25">- exibe relatórios diários, semanais, mensais e anuais</text:p>
      <text:p text:style-name="P25"/>
      <text:p text:style-name="P12">cria<text:span text:style-name="T15">r</text:span> tipo de senha</text:p>
      <text:p text:style-name="P25">- cria o tipo de senha que será usada para as chamadas (normal, serviço, prioritário...)</text:p>
      <text:p text:style-name="P12"/>
      <text:p text:style-name="P15">edita<text:span text:style-name="T15">r</text:span> tipo de senha</text:p>
      <text:p text:style-name="P25">- edita o tipo de senha</text:p>
      <text:p text:style-name="P25"/>
      <text:p text:style-name="P15">exclui<text:span text:style-name="T15">r</text:span> tipo de senha</text:p>
      <text:p text:style-name="P25">- exclui o tipo de senha</text:p>
      <text:p text:style-name="P25"/>
      <text:p text:style-name="P15">cadastra<text:span text:style-name="T15">r</text:span> perguntas</text:p>
      <text:p text:style-name="P25">- cadastra perguntas a serem respondida ao final do atendimento</text:p>
      <text:p text:style-name="P26"/>
      <text:p text:style-name="P15">edita<text:span text:style-name="T15">r</text:span> perguntas</text:p>
      <text:p text:style-name="P25">- edita perguntas</text:p>
      <text:p text:style-name="P25"/>
      <text:p text:style-name="P15">exclui<text:span text:style-name="T15">r</text:span> perguntas</text:p>
      <text:p text:style-name="P25">- exclui perguntas</text:p>
      <text:p text:style-name="P2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0">Atendente</text:p>
      <text:p text:style-name="P10"/>
      <text:p text:style-name="P15">inicia<text:span text:style-name="T15">r</text:span> atendimento</text:p>
      <text:p text:style-name="P39">- para iniciar o atendimento</text:p>
      <text:p text:style-name="P39"/>
      <text:p text:style-name="P15">encerra<text:span text:style-name="T15">r</text:span> atendimento</text:p>
      <text:p text:style-name="P39">- encerra o atendimento atual</text:p>
      <text:p text:style-name="P39"/>
      <text:p text:style-name="P15">abr<text:span text:style-name="T15">ir</text:span> <text:bookmark-start text:name="__DdeLink__287_1798101095"/><text:span text:style-name="T17">guichê</text:span><text:bookmark-end text:name="__DdeLink__287_1798101095"/></text:p>
      <text:p text:style-name="P39">- entra no sistema com seu login e senha e ao validar escolhe uma mesa para iniciar atendimento </text:p>
      <text:p text:style-name="P39"/>
      <text:p text:style-name="P16">fecha<text:span text:style-name="T15">r</text:span> <text:span text:style-name="T17">guichê</text:span></text:p>
      <text:p text:style-name="P39">- fecha mesa e sai do sistema</text:p>
      <text:p text:style-name="P15"/>
      <text:p text:style-name="P15">pausa<text:span text:style-name="T15">r</text:span> atendimento</text:p>
      <text:p text:style-name="P39">- pausa o atendimento atual para fazer outra coisa temporariamente (ir ao banheiro, por exemplo)</text:p>
      <text:p text:style-name="P39"/>
      <text:p text:style-name="P40"><text:span text:style-name="T22">justificar pausa</text:span></text:p>
      <text:p text:style-name="P40"><text:span text:style-name="T22">- justifica o motivo pelo qual pausou o atendimento</text:span></text:p>
      <text:p text:style-name="P39"/>
      <text:p text:style-name="P15">encaminha<text:span text:style-name="T15">r</text:span> senha</text:p>
      <text:p text:style-name="P39">- encaminha senha para outro guichê</text:p>
      <text:p text:style-name="P39"/>
      <text:p text:style-name="P17">inicia<text:span text:style-name="T15">r</text:span> perguntas</text:p>
      <text:p text:style-name="P41">- após ter atendido ao requerimento do cliente, antes de encerrar o atendimento o cliente responde, caso queira, a um questionário proposto pelo gerente</text:p>
      <text:p text:style-name="P17"/>
      <text:p text:style-name="P17">encerra<text:span text:style-name="T15">r</text:span> perguntas</text:p>
      <text:p text:style-name="P41">- após ter respondido as perguntas o atendente finaliza e automaticamente é registrado no relatório</text:p>
      <text:p text:style-name="P17"/>
      <text:p text:style-name="P44">agendar atendimento</text:p>
      <text:p text:style-name="P41">- o atendente agenda um atendimento pra uma hora específica</text:p>
      <text:p text:style-name="P41"/>
      <text:p text:style-name="P44">verificar agendamento</text:p>
      <text:p text:style-name="P41">- verifica se há agendamento marcado para a hora requerida</text:p>
      <text:p text:style-name="P41"/>
      <text:p text:style-name="P43"><text:span text:style-name="T25">procurar agendamento</text:span></text:p>
      <text:p text:style-name="P41"/>
      <text:p text:style-name="P44">cancelar agendamento</text:p>
      <text:p text:style-name="P41">- cancela o agendamento caso necessário</text:p>
      <text:p text:style-name="P41"/>
      <text:p text:style-name="P39">procurar agendamento</text:p>
      <text:p text:style-name="P41">- busca os agendamentos existentes</text:p>
      <text:p text:style-name="P41"/>
      <text:p text:style-name="P42"><text:span text:style-name="T22">listar ausentes</text:span></text:p>
      <text:p text:style-name="P41"/>
      <text:p text:style-name="P41"/>
      <text:p text:style-name="P15"/>
      <text:p text:style-name="P10">Painel</text:p>
      <text:p text:style-name="P18"><text:soft-page-break/>chama<text:span text:style-name="T16">r</text:span> senha</text:p>
      <text:p text:style-name="P19"/>
      <text:p text:style-name="P19"/>
      <text:p text:style-name="P10">Usuário</text:p>
      <text:p text:style-name="P18">retira<text:span text:style-name="T16">r</text:span> senha</text:p>
      <text:p text:style-name="P18">responde<text:span text:style-name="T16">r</text:span> perguntas</text:p>
      <text:p text:style-name="P19"/>
      <text:p text:style-name="P19"/>
      <text:p text:style-name="P10">Emissor</text:p>
      <text:p text:style-name="P18">emit<text:span text:style-name="T16">ir</text:span> senha</text:p>
      <text:p text:style-name="P18"/>
      <text:p text:style-name="P18"/>
      <text:p text:style-name="P18"/>
      <text:p text:style-name="P18"/>
      <text:p text:style-name="P18"/>
      <text:p text:style-name="P5">Fluxo de eventos</text:p>
      <text:p text:style-name="P12"/>
      <text:p text:style-name="P2"><text:span text:style-name="T5">O cliente <text:s/>retira uma senha </text:span><text:span text:style-name="T6">e o emissor responde emitindo uma senha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3-18T14:24:43</dc:date>
    <meta:editing-duration>P7DT24M39S</meta:editing-duration>
    <meta:editing-cycles>15</meta:editing-cycles>
    <meta:generator>LibreOffice/3.6$Linux_x86 LibreOffice_project/360m1$Build-2</meta:generator>
    <meta:document-statistic meta:table-count="0" meta:image-count="0" meta:object-count="0" meta:page-count="4" meta:paragraph-count="91" meta:word-count="542" meta:character-count="3272" meta:non-whitespace-character-count="2816"/>
  </office:meta>
</office:document-meta>
</file>